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style:font-name="DejaVu Sans Mono" fo:font-size="9pt" fo:font-style="italic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8000" style:font-name="DejaVu Sans Mono" fo:font-size="9pt" fo:font-weight="bold"/>
    </style:style>
    <style:style style:name="T8" style:family="text">
      <style:text-properties fo:color="#0000ff" style:font-name="DejaVu Sans Mono" fo:font-size="9pt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ize="9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mport </text:span>java.util.Scanner;</text:p>
      <text:p text:style-name="P1"><text:span text:style-name="T2">public class </text:span>Palindrome {</text:p>
      <text:p text:style-name="P2"><text:s text:c="4"/><text:span text:style-name="T3">public static void </text:span><text:span text:style-name="T4">main(String args[]) {</text:span></text:p>
      <text:p text:style-name="P2"><text:s text:c="8"/><text:span text:style-name="T4">Scanner sc;</text:span></text:p>
      <text:p text:style-name="P2"><text:s text:c="8"/><text:span text:style-name="T4">sc = </text:span><text:span text:style-name="T3">new </text:span><text:span text:style-name="T4">Scanner(System.</text:span><text:span text:style-name="T6">in</text:span><text:span text:style-name="T4">);</text:span></text:p>
      <text:p text:style-name="P2"><text:s text:c="8"/><text:span text:style-name="T4">System.</text:span><text:span text:style-name="T6">out</text:span><text:span text:style-name="T4">.print(</text:span><text:span text:style-name="T7">" Please Enter any Number : "</text:span><text:span text:style-name="T4">);</text:span></text:p>
      <text:p text:style-name="P2"><text:s text:c="8"/><text:span text:style-name="T3">int </text:span><text:span text:style-name="T4">number = sc.nextInt();</text:span></text:p>
      <text:p text:style-name="P2"><text:s text:c="8"/><text:span text:style-name="T3">int </text:span><text:span text:style-name="T4">n = </text:span><text:span text:style-name="T5">checkPalindrome</text:span><text:span text:style-name="T4">(number);</text:span></text:p>
      <text:p text:style-name="P2"><text:s text:c="8"/><text:span text:style-name="T3">if </text:span><text:span text:style-name="T4">(n == </text:span><text:span text:style-name="T8">1</text:span><text:span text:style-name="T4">){</text:span></text:p>
      <text:p text:style-name="P2"><text:s text:c="12"/><text:span text:style-name="T4">System.</text:span><text:span text:style-name="T6">out</text:span><text:span text:style-name="T4">.println(</text:span><text:span text:style-name="T7">" <text:s text:c="2"/>Number is palindrome"</text:span><text:span text:style-name="T4">);</text:span></text:p>
      <text:p text:style-name="P2"><text:s text:c="4"/><text:span text:style-name="T4">}</text:span></text:p>
      <text:p text:style-name="P2"><text:s text:c="4"/><text:span text:style-name="T3">else</text:span></text:p>
      <text:p text:style-name="P2"><text:span text:style-name="T1"><text:s text:c="4"/></text:span><text:span text:style-name="T4">{</text:span></text:p>
      <text:p text:style-name="P2"><text:s text:c="8"/><text:span text:style-name="T4">System.</text:span><text:span text:style-name="T6">out</text:span><text:span text:style-name="T4">.println(</text:span><text:span text:style-name="T7">"number is not palindrome"</text:span><text:span text:style-name="T4">);</text:span></text:p>
      <text:p text:style-name="P2"><text:s text:c="4"/><text:span text:style-name="T4">}</text:span></text:p>
      <text:p text:style-name="P2"><text:s text:c="8"/><text:span text:style-name="T3">int </text:span><text:span text:style-name="T4">sumis=</text:span><text:span text:style-name="T5">sumOfEven</text:span><text:span text:style-name="T4">(number);</text:span></text:p>
      <text:p text:style-name="P2"><text:s text:c="8"/><text:span text:style-name="T4">System.</text:span><text:span text:style-name="T6">out</text:span><text:span text:style-name="T4">.println(</text:span><text:span text:style-name="T7">"sum of even numbers is "</text:span><text:span text:style-name="T4">+sumis);</text:span></text:p>
      <text:p text:style-name="P1">}</text:p>
      <text:p text:style-name="P2"><text:s text:c="4"/><text:span text:style-name="T3">public static int </text:span><text:span text:style-name="T4">checkPalindrome(</text:span><text:span text:style-name="T3">int </text:span><text:span text:style-name="T4">num){</text:span></text:p>
      <text:p text:style-name="P2"><text:s text:c="8"/><text:span text:style-name="T3">int </text:span><text:span text:style-name="T4">r,sum=</text:span><text:span text:style-name="T8">0</text:span><text:span text:style-name="T4">;</text:span></text:p>
      <text:p text:style-name="P2"><text:s text:c="8"/><text:span text:style-name="T3">int </text:span><text:span text:style-name="T4">n=</text:span><text:span text:style-name="T8">454</text:span><text:span text:style-name="T4">; <text:s/></text:span><text:span text:style-name="T10">//It is the number variable to be checked for palindrome</text:span></text:p>
      <text:p text:style-name="P2"><text:span text:style-name="T9"><text:s text:c="8"/></text:span><text:span text:style-name="T3">int </text:span><text:span text:style-name="T4">t=n;</text:span></text:p>
      <text:p text:style-name="P2"><text:s text:c="2"/><text:span text:style-name="T3">while</text:span><text:span text:style-name="T4">(n&gt;</text:span><text:span text:style-name="T8">0</text:span><text:span text:style-name="T4">)</text:span></text:p>
      <text:p text:style-name="P2"><text:s text:c="2"/><text:span text:style-name="T4">{</text:span></text:p>
      <text:p text:style-name="P2"><text:s text:c="8"/><text:span text:style-name="T4">r=n%</text:span><text:span text:style-name="T8">10</text:span><text:span text:style-name="T4">; <text:s/></text:span><text:span text:style-name="T10">//getting remainder</text:span></text:p>
      <text:p text:style-name="P2"><text:span text:style-name="T9"><text:s text:c="8"/></text:span><text:span text:style-name="T4">sum=(sum*</text:span><text:span text:style-name="T8">10</text:span><text:span text:style-name="T4">)+r;</text:span></text:p>
      <text:p text:style-name="P2"><text:s text:c="8"/><text:span text:style-name="T4">n=n/</text:span><text:span text:style-name="T8">10</text:span><text:span text:style-name="T4">;</text:span></text:p>
      <text:p text:style-name="P2"><text:s text:c="4"/><text:span text:style-name="T4">}</text:span></text:p>
      <text:p text:style-name="P2"><text:s text:c="2"/><text:span text:style-name="T3">if</text:span><text:span text:style-name="T4">(t==sum){</text:span></text:p>
      <text:p text:style-name="P3">// <text:s text:c="11"/>System.out.println("palindrome number ");</text:p>
      <text:p text:style-name="P2"><text:span text:style-name="T9"><text:s text:c="2"/></text:span><text:span text:style-name="T3">return </text:span><text:span text:style-name="T8">1</text:span><text:span text:style-name="T4">;</text:span></text:p>
      <text:p text:style-name="P2"><text:s text:c="2"/><text:span text:style-name="T4">}</text:span></text:p>
      <text:p text:style-name="P2"><text:s text:c="2"/><text:span text:style-name="T3">else</text:span></text:p>
      <text:p text:style-name="P3">// <text:s text:c="9"/>System.out.println("not palindrome");</text:p>
      <text:p text:style-name="P2"><text:span text:style-name="T9"><text:s text:c="2"/></text:span><text:span text:style-name="T3">return </text:span><text:span text:style-name="T8">0</text:span><text:span text:style-name="T4">;</text:span></text:p>
      <text:p text:style-name="P1">}</text:p>
      <text:p text:style-name="P2"><text:s text:c="4"/><text:span text:style-name="T3">public static int </text:span><text:span text:style-name="T4">sumOfEven(</text:span><text:span text:style-name="T3">int </text:span><text:span text:style-name="T4">num)</text:span></text:p>
      <text:p text:style-name="P2"><text:s text:c="4"/><text:span text:style-name="T4">{</text:span></text:p>
      <text:p text:style-name="P2"><text:s text:c="8"/><text:span text:style-name="T3">int </text:span><text:span text:style-name="T4">i, sum = </text:span><text:span text:style-name="T8">0</text:span><text:span text:style-name="T4">;</text:span></text:p>
      <text:p text:style-name="P2"><text:s text:c="8"/><text:span text:style-name="T3">for</text:span><text:span text:style-name="T4">(i = </text:span><text:span text:style-name="T8">1</text:span><text:span text:style-name="T4">; i &lt;= num; i++)</text:span></text:p>
      <text:p text:style-name="P2"><text:s text:c="8"/><text:span text:style-name="T4">{</text:span></text:p>
      <text:p text:style-name="P2"><text:s text:c="12"/><text:span text:style-name="T3">if</text:span><text:span text:style-name="T4">(i % </text:span><text:span text:style-name="T8">2 </text:span><text:span text:style-name="T4">== </text:span><text:span text:style-name="T8">0</text:span><text:span text:style-name="T4">)</text:span></text:p>
      <text:p text:style-name="P2"><text:s text:c="12"/><text:span text:style-name="T4">{</text:span></text:p>
      <text:p text:style-name="P2"><text:s text:c="16"/><text:span text:style-name="T4">sum = sum + i;</text:span></text:p>
      <text:p text:style-name="P2"><text:s text:c="12"/><text:span text:style-name="T4">}</text:span></text:p>
      <text:p text:style-name="P2"><text:s text:c="8"/><text:span text:style-name="T4">}</text:span></text:p>
      <text:p text:style-name="P2"><text:s text:c="8"/><text:span text:style-name="T3">return </text:span><text:span text:style-name="T4">sum;</text:span></text:p>
      <text:p text:style-name="P2"><text:s text:c="4"/><text:span text:style-name="T4">}</text:span></text:p>
      <text:p text:style-name="P4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09:56:35.726759640</meta:creation-date>
    <dc:date>2019-06-25T09:58:06.122098195</dc:date>
    <meta:editing-duration>PT1M31S</meta:editing-duration>
    <meta:editing-cycles>1</meta:editing-cycles>
    <meta:document-statistic meta:table-count="0" meta:image-count="0" meta:object-count="0" meta:page-count="1" meta:paragraph-count="49" meta:word-count="138" meta:character-count="1160" meta:non-whitespace-character-count="769"/>
    <meta:generator>LibreOffice/6.0.7.3$Linux_X86_64 LibreOffice_project/00m0$Build-3</meta:generator>
  </office:meta>
</office:document-meta>
</file>